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cc1" officeooo:paragraph-rsid="00138cc1"/>
    </style:style>
    <style:style style:name="P2" style:family="paragraph" style:parent-style-name="Standard">
      <style:paragraph-properties fo:text-align="center" style:justify-single-word="false"/>
      <style:text-properties officeooo:rsid="00138cc1" officeooo:paragraph-rsid="00138cc1"/>
    </style:style>
    <style:style style:name="P3" style:family="paragraph" style:parent-style-name="Standard">
      <style:paragraph-properties fo:text-align="center" style:justify-single-word="false"/>
      <style:text-properties officeooo:rsid="00138cc1" officeooo:paragraph-rsid="0014a9b5"/>
    </style:style>
    <style:style style:name="P4" style:family="paragraph" style:parent-style-name="Standard">
      <style:text-properties officeooo:rsid="00138cc1" officeooo:paragraph-rsid="0014a9b5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8cc1" officeooo:paragraph-rsid="00138cc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38cc1" officeooo:paragraph-rsid="0014a9b5" style:font-weight-asian="bold" style:font-weight-complex="bold"/>
    </style:style>
    <style:style style:name="P7" style:family="paragraph" style:parent-style-name="Standard">
      <style:text-properties officeooo:rsid="0014a9b5" officeooo:paragraph-rsid="0014a9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a9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CK ÇEPESAŞ TOKAT İL MÜDÜRLÜĞÜNE</text:p>
      <text:p text:style-name="P1"/>
      <text:p text:style-name="P1"/>
      <text:p text:style-name="P1"/>
      <text:p text:style-name="P1"/>
      <text:p text:style-name="P1"><text:tab/>0238500300 nolu elektrik abonesiyim. Kompanzasyon panomdaki bir arıza nedeniyle, reaktif kapasitif oranı kasım ayı içerisinde yükselmiştir. Panodaki arıza giderilmiş olup <text:span text:style-name="T1">30-11-2021/11-2021 dönemine ait fatura</text:span>da “indüktif/ kapasitif” olarak tarafıma fatura edilen tutarın iadesi için gereğini arz ederim.</text:p>
      <text:p text:style-name="P1"/>
      <text:p text:style-name="P1"/>
      <text:p text:style-name="P1"/>
      <text:p text:style-name="P1"/>
      <text:p text:style-name="P1"/>
      <text:p text:style-name="P1"/>
      <text:p text:style-name="P5">Abone</text:p>
      <text:p text:style-name="P1">Abone no <text:tab/>: <text:span text:style-name="T1">02385 00300</text:span></text:p>
      <text:p text:style-name="P1"/>
      <text:p text:style-name="P1">Ali BALCI</text:p>
      <text:p text:style-name="P1">Yeniyurt Mah.</text:p>
      <text:p text:style-name="P1">İsmail Altıngövde Cad.</text:p>
      <text:p text:style-name="P1">No:21 TOKA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>CK ÇEPESAŞ TOKAT İL MÜDÜRLÜĞÜNE</text:p>
      <text:p text:style-name="P1"/>
      <text:p text:style-name="P1"/>
      <text:p text:style-name="P1"/>
      <text:p text:style-name="P1"/>
      <text:p text:style-name="P1"><text:tab/>0238500300 nolu elektrik abonesiyim. Kullanmakta olduğum abone<text:span text:style-name="T2">l</text:span>i<text:span text:style-name="T2">ği</text:span> kapatmak istiyorum. Aboneliği<text:span text:style-name="T2">mi</text:span>n <text:span text:style-name="T2">iptali</text:span> için gereğini arz ederim</text:p>
      <text:p text:style-name="P1"/>
      <text:p text:style-name="P1"/>
      <text:p text:style-name="P1"/>
      <text:p text:style-name="P1"/>
      <text:p text:style-name="P1"/>
      <text:p text:style-name="P1"/>
      <text:p text:style-name="P5">Abone</text:p>
      <text:p text:style-name="P1">Abone no <text:tab/>: <text:span text:style-name="T1">02385 00300</text:span></text:p>
      <text:p text:style-name="P1"/>
      <text:p text:style-name="P1">Ali BALCI</text:p>
      <text:p text:style-name="P1">Yeniyurt Mah.</text:p>
      <text:p text:style-name="P1">İsmail Altıngövde Cad.</text:p>
      <text:p text:style-name="P1">No:21 TOKA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CK ÇEPESAŞ TOKAT İL MÜDÜRLÜĞÜNE</text:p>
      <text:p text:style-name="P4"/>
      <text:p text:style-name="P4"/>
      <text:p text:style-name="P4"/>
      <text:p text:style-name="P4"/>
      <text:p text:style-name="P4"><text:tab/>0238500300 nolu elektrik abonesi<text:span text:style-name="T2">nin</text:span> <text:span text:style-name="T2">olduğu işyeri sahibinin vekiliyim</text:span>. <text:span text:style-name="T2">Aboneliği işyeri sahibi adına almak </text:span>için gereğini arz ederim</text:p>
      <text:p text:style-name="P4"/>
      <text:p text:style-name="P4"/>
      <text:p text:style-name="P4"/>
      <text:p text:style-name="P4"/>
      <text:p text:style-name="P4"><text:tab/><text:tab/><text:tab/><text:tab/><text:tab/><text:tab/><text:tab/><text:span text:style-name="T2">Ali Umut BALCI</text:span></text:p>
      <text:p text:style-name="P4"><text:tab/><text:tab/><text:tab/><text:tab/><text:tab/><text:tab/><text:tab/><text:span text:style-name="T2">vekaleten Hacı Murat BALCI</text:span></text:p>
      <text:p text:style-name="P4"/>
      <text:p text:style-name="P4"/>
      <text:p text:style-name="P4"/>
      <text:p text:style-name="P4"/>
      <text:p text:style-name="P7">EKLER</text:p>
      <text:p text:style-name="P7">Vekaletname</text:p>
      <text:p text:style-name="P7">Tapu Belgesi</text:p>
      <text:p text:style-name="P4"/>
      <text:p text:style-name="P4"/>
      <text:p text:style-name="P4"/>
      <text:p text:style-name="P6">Abone</text:p>
      <text:p text:style-name="P4">Abone no <text:tab/>: <text:span text:style-name="T1">02385 00300</text:span></text:p>
      <text:p text:style-name="P4"/>
      <text:p text:style-name="P4">Yeniyurt Mah.</text:p>
      <text:p text:style-name="P4">İsmail Altıngövde Cad.</text:p>
      <text:p text:style-name="P4">No:21 TOKAT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3:15:13.233835884</meta:creation-date>
    <dc:date>2021-12-20T13:34:42.917679225</dc:date>
    <meta:editing-duration>PT9M18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3" meta:paragraph-count="28" meta:word-count="137" meta:character-count="984" meta:non-whitespace-character-count="855"/>
  </office:meta>
</office:document-meta>
</file>